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51564" officeooo:paragraph-rsid="00051564"/>
    </style:style>
    <style:style style:name="P2" style:family="paragraph" style:parent-style-name="Standard">
      <style:paragraph-properties fo:text-align="justify" style:justify-single-word="false"/>
      <style:text-properties style:font-name="Arial" officeooo:rsid="00051564" officeooo:paragraph-rsid="00051564"/>
    </style:style>
    <style:style style:name="P3" style:family="paragraph" style:parent-style-name="Standard">
      <style:paragraph-properties fo:text-align="justify" style:justify-single-word="false"/>
      <style:text-properties style:font-name="Arial" officeooo:rsid="0005c341" officeooo:paragraph-rsid="0005c341"/>
    </style:style>
    <style:style style:name="P4" style:family="paragraph" style:parent-style-name="Standard" style:list-style-name="L1">
      <style:paragraph-properties fo:text-align="justify" style:justify-single-word="false"/>
      <style:text-properties style:font-name="Arial" officeooo:rsid="00051564" officeooo:paragraph-rsid="00051564"/>
    </style:style>
    <style:style style:name="P5" style:family="paragraph" style:parent-style-name="Standard">
      <style:paragraph-properties fo:text-align="justify" style:justify-single-word="false"/>
      <style:text-properties style:font-name="Arial" officeooo:rsid="00051564" officeooo:paragraph-rsid="00051564"/>
    </style:style>
    <style:style style:name="P6" style:family="paragraph" style:parent-style-name="Standard" style:list-style-name="L2">
      <style:paragraph-properties fo:text-align="justify" style:justify-single-word="false"/>
      <style:text-properties style:font-name="Arial" officeooo:rsid="0008a9ed" officeooo:paragraph-rsid="0008a9ed"/>
    </style:style>
    <style:style style:name="P7" style:family="paragraph" style:parent-style-name="Standard" style:list-style-name="L2">
      <style:paragraph-properties fo:text-align="justify" style:justify-single-word="false"/>
      <style:text-properties style:font-name="Arial" officeooo:rsid="000a1a14" officeooo:paragraph-rsid="000a1a14"/>
    </style:style>
    <style:style style:name="P8" style:family="paragraph" style:parent-style-name="Standard" style:list-style-name="L2">
      <style:paragraph-properties fo:text-align="justify" style:justify-single-word="false"/>
      <style:text-properties style:font-name="Arial" officeooo:rsid="000b6bef" officeooo:paragraph-rsid="000b6bef"/>
    </style:style>
    <style:style style:name="P9" style:family="paragraph" style:parent-style-name="Standard" style:list-style-name="L2">
      <style:paragraph-properties fo:text-align="justify" style:justify-single-word="false"/>
      <style:text-properties style:font-name="Arial" officeooo:rsid="000ea4fe" officeooo:paragraph-rsid="000ea4fe"/>
    </style:style>
    <style:style style:name="P10" style:family="paragraph" style:parent-style-name="Standard" style:list-style-name="L2">
      <style:paragraph-properties fo:text-align="justify" style:justify-single-word="false"/>
      <style:text-properties style:font-name="Arial" officeooo:rsid="001081db" officeooo:paragraph-rsid="001081db"/>
    </style:style>
    <style:style style:name="P11" style:family="paragraph" style:parent-style-name="Standard" style:list-style-name="L2">
      <style:paragraph-properties fo:text-align="justify" style:justify-single-word="false"/>
      <style:text-properties style:font-name="Arial" officeooo:rsid="0010f1a0" officeooo:paragraph-rsid="0010f1a0"/>
    </style:style>
    <style:style style:name="P12" style:family="paragraph" style:parent-style-name="Standard">
      <style:paragraph-properties fo:text-align="justify" style:justify-single-word="false"/>
      <style:text-properties style:font-name="Arial" officeooo:rsid="0010f1a0" officeooo:paragraph-rsid="0010f1a0"/>
    </style:style>
    <style:style style:name="P13" style:family="paragraph" style:parent-style-name="Standard" style:list-style-name="L3">
      <style:paragraph-properties fo:text-align="justify" style:justify-single-word="false"/>
      <style:text-properties style:font-name="Arial" officeooo:rsid="0010f1a0" officeooo:paragraph-rsid="0010f1a0"/>
    </style:style>
    <style:style style:name="P14" style:family="paragraph" style:parent-style-name="Standard">
      <style:paragraph-properties fo:text-align="center" style:justify-single-word="false"/>
      <style:text-properties style:font-name="Arial" fo:font-weight="bold" officeooo:rsid="00051564" officeooo:paragraph-rsid="00051564" style:font-weight-asian="bold" style:font-weight-complex="bold"/>
    </style:style>
    <style:style style:name="P15" style:family="paragraph" style:parent-style-name="Standard">
      <style:paragraph-properties fo:text-align="justify" style:justify-single-word="false"/>
      <style:text-properties style:font-name="Arial" officeooo:rsid="00073852" officeooo:paragraph-rsid="00073852"/>
    </style:style>
    <style:style style:name="T1" style:family="text">
      <style:text-properties officeooo:rsid="00073852"/>
    </style:style>
    <style:style style:name="T2" style:family="text">
      <style:text-properties officeooo:rsid="000b6bef"/>
    </style:style>
    <style:style style:name="T3" style:family="text">
      <style:text-properties officeooo:rsid="0010f1a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Online Voting</text:p>
      <text:p text:style-name="P2"/>
      <text:p text:style-name="P2">Customer Requirements:</text:p>
      <text:p text:style-name="P2"/>
      <text:list xml:id="list749215418" text:style-name="L1">
        <text:list-item>
          <text:p text:style-name="P4">Web application where voter can cast their vote to one candidate and which should be kept confidential.</text:p>
        </text:list-item>
        <text:list-item>
          <text:p text:style-name="P4">Admin can be able to declare results.</text:p>
        </text:list-item>
        <text:list-item>
          <text:p text:style-name="P4">Admin should be able to control the whole page.</text:p>
        </text:list-item>
      </text:list>
      <text:p text:style-name="P1"/>
      <text:p text:style-name="P3">Interpretation from customer requirements:</text:p>
      <text:p text:style-name="P3"/>
      <text:p text:style-name="P3"><text:tab/>A web based application where valid users can log in and can cast their vote to a candidate of their choice only once within a given period of time. There should be an <text:span text:style-name="T1">A</text:span>dmin who can declare the election results and can control the whole page. <text:span text:style-name="T1">Even though Admin controls the whole system, the information “who voted for whom” must be kept confidential from Admin too.</text:span></text:p>
      <text:p text:style-name="P2"/>
      <text:p text:style-name="P15">Approach to build the website:</text:p>
      <text:p text:style-name="P15"/>
      <text:list xml:id="list3313547416" text:style-name="L2">
        <text:list-item>
          <text:p text:style-name="P6">The first and foremost step would be to get all the information from the customer about number of voters and number of candidates.</text:p>
        </text:list-item>
        <text:list-item>
          <text:p text:style-name="P7">Once the number of voters and candidates is decided, then customer must decide what kind of cloud they want this web site to be built on.</text:p>
        </text:list-item>
        <text:list-item>
          <text:p text:style-name="P7">There are going to be two different sites built on the same database.</text:p>
        </text:list-item>
        <text:list-item>
          <text:p text:style-name="P7">One site is for voter, which can be accessed by any one from the internet. But another website is for only Admin and whose site address or url should be kept <text:span text:style-name="T2">confidential from any one other than Admin or related users.</text:span></text:p>
        </text:list-item>
        <text:list-item>
          <text:p text:style-name="P7">Deciding user or voter credentials is important. If voter Id number is taken as user credential then an OTP is sent to registered cell phone number.</text:p>
        </text:list-item>
        <text:list-item>
          <text:p text:style-name="P7">The OTP received by the voter is going to be the password to log in.</text:p>
        </text:list-item>
        <text:list-item>
          <text:p text:style-name="P8">Once voter logged in he/she is requested to capture an image of them holding their voter id.</text:p>
        </text:list-item>
        <text:list-item>
          <text:p text:style-name="P8">Then voter is redirected to the next page where he/she will be given a minute window to cast their vote to the candidate.</text:p>
        </text:list-item>
        <text:list-item>
          <text:p text:style-name="P8">Only in that window voter can cast their vote once they surpass the time without casting their vote then page stops working.</text:p>
        </text:list-item>
        <text:list-item>
          <text:p text:style-name="P9">Then voter has to start from the beginning and can cast their vote.</text:p>
        </text:list-item>
        <text:list-item>
          <text:p text:style-name="P9">Once a voter castes their vote then he/she cannot be able to log in to the website, If they try then website shows message saying “You have already participated”.</text:p>
        </text:list-item>
        <text:list-item>
          <text:p text:style-name="P9">During a minute window a state of the art face recognition system is used in order to make sure that only one person in the frame while casting their vote and it is the same person whose picture was submitted earlier.</text:p>
        </text:list-item>
        <text:list-item>
          <text:p text:style-name="P9">If the person in the frame and person in the picture doesn’t match then that person won’t be able to cast their vote and page stops responding.</text:p>
        </text:list-item>
        <text:list-item>
          <text:p text:style-name="P9">And also if there are more than one person in the frame then casting vote stops responding.</text:p>
        </text:list-item>
        <text:list-item>
          <text:p text:style-name="P10">The picture of voter with their voter id is going to be checked by an authorized person if he/she finds something unusual or something wrong then voter cannot proceed without verification.</text:p>
        </text:list-item>
        <text:list-item>
          <text:p text:style-name="P10">All the voter who couldn’t proceed are requested to visit the center and cast their vote.</text:p>
        </text:list-item>
        <text:list-item>
          <text:p text:style-name="P10"><text:soft-page-break/>In Admin site, because admin is the one who can actually see the results his/her account must be secured on multiple level.</text:p>
        </text:list-item>
        <text:list-item>
          <text:p text:style-name="P10">Admin will be given different user id, which is only know to Admin.</text:p>
        </text:list-item>
        <text:list-item>
          <text:p text:style-name="P10">Admin login required bio metric credentials, such as finger prints, iris scanner, pattern recognition.</text:p>
        </text:list-item>
        <text:list-item>
          <text:p text:style-name="P10">Once Admin logged in then the whole time camera must be turned on and he/she cannot access any other site or any other applications.</text:p>
        </text:list-item>
        <text:list-item>
          <text:p text:style-name="P10">For every 10 minutes Admin has to re login, otherwise page stops responding.</text:p>
        </text:list-item>
        <text:list-item>
          <text:p text:style-name="P10">Even with Admin once he/she logged in a face recognition starts and it checks whether the same person is using the site or not and also whether only Admin is using the site or not.</text:p>
        </text:list-item>
        <text:list-item>
          <text:p text:style-name="P10">Once the given time is over for the election, then <text:span text:style-name="T3">electing candidate option is removed from the site and only Results option will be there.</text:span></text:p>
        </text:list-item>
        <text:list-item>
          <text:p text:style-name="P11">Even though Admin has a different site to check up on results, but to declare the results Admin has to log in to voter site where no information about the results will be stored.</text:p>
        </text:list-item>
        <text:list-item>
          <text:p text:style-name="P11">And after that Admin can declare the results of the election.</text:p>
        </text:list-item>
        <text:list-item>
          <text:p text:style-name="P11">If the system crashes then all the information is going to be passed to different cloud whose identity also be kept confidential except from Admin and related users.</text:p>
        </text:list-item>
      </text:list>
      <text:p text:style-name="P12"/>
      <text:p text:style-name="P12">Limitations:</text:p>
      <text:p text:style-name="P12"/>
      <text:list xml:id="list870035752" text:style-name="L3">
        <text:list-item>
          <text:p text:style-name="P13">Low internet connectivity.</text:p>
        </text:list-item>
        <text:list-item>
          <text:p text:style-name="P13">Low lighting conditions.</text:p>
        </text:list-item>
        <text:list-item>
          <text:p text:style-name="P13">Authorized personals integrity.</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9-13T09:52:21.673000000</dc:date>
    <meta:editing-duration>PT1H47M37S</meta:editing-duration>
    <meta:editing-cycles>6</meta:editing-cycles>
    <meta:document-statistic meta:table-count="0" meta:image-count="0" meta:object-count="0" meta:page-count="2" meta:paragraph-count="38" meta:word-count="753" meta:character-count="4074" meta:non-whitespace-character-count="3390"/>
  </office:meta>
</office:document-meta>
</file>